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771cm" draw:z-index="0"><draw:image xlink:href="../../odt/images/066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реобразователь <text:span text:style-name="T1">3</text:span>-фазного напряжения в <text:span text:style-name="T1">2</text:span>-фазн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1.24cm" draw:z-index="0"><draw:image xlink:href="../../odt/images/066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<text:span text:style-name="T3">преобразование трехфазного напряжения в двухфазное напряжение</text:span>. Значения напряжений на выходе вычисляются следующим образом:</text:p>
            <text:p text:style-name="P3"><draw:frame draw:style-name="fr3" draw:name="Объект6" text:anchor-type="as-char" svg:width="8.872cm" svg:height="2.639cm" draw:z-index="0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Text_20_body">где<draw:frame draw:style-name="fr3" draw:name="Объект4" text:anchor-type="as-char" svg:width="2.806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 </text:span><text:span text:style-name="T1">(</text:span><text:span text:style-name="T3">выходные сигналы)</text:span><text:span text:style-name="T1">;</text:span></text:p>
            <text:p text:style-name="Text_20_body"><text:span text:style-name="T1"><draw:frame draw:style-name="fr3" draw:name="Объект26" text:anchor-type="as-char" svg:width="4.165cm" svg:height="0.621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ходные сигналы)</text:span><text:span text:style-name="T1">.</text:span></text:p>
            <text:p text:style-name="Text_20_body">Блок имеет 3 входных и 2 выходных порта. </text:p>
            <text:p text:style-name="Text_20_body"><text:span text:style-name="T4">В</text:span><text:span text:style-name="T5">ходны</text:span><text:span text:style-name="T4">е</text:span><text:span text:style-name="T5"> сигналы</text:span>:</text:p>
            <text:list xml:id="list7570201018755455498" text:style-name="L1">
              <text:list-item>
                <text:p text:style-name="P5">Напряжение<draw:frame draw:style-name="fr3" draw:name="Объект1" text:anchor-type="as-char" svg:width="1.378cm" svg:height="0.621cm" draw:z-index="0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5"><text:span text:style-name="T2">Напряжение</text:span><text:span text:style-name="T2"><draw:frame draw:style-name="fr3" draw:name="Объект2" text:anchor-type="as-char" svg:width="1.365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5"><text:span text:style-name="T2">Напряжение</text:span><text:span text:style-name="T2"><draw:frame draw:style-name="fr3" draw:name="Объект3" text:anchor-type="as-char" svg:width="1.356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Text_20_body"><text:span text:style-name="T4">Вы</text:span><text:span text:style-name="T5">ходные сигналы</text:span>:</text:p>
            <text:list xml:id="list7043351641709438760" text:style-name="L2">
              <text:list-item>
                <text:p text:style-name="P6">Напряжение<draw:frame draw:style-name="fr3" draw:name="Объект17" text:anchor-type="as-char" svg:width="1.40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6"><text:span text:style-name="T2">Напряжение</text:span><text:span text:style-name="T2"><draw:frame draw:style-name="fr3" draw:name="Объект8" text:anchor-type="as-char" svg:width="1.37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  <text:p text:style-name="Text_20_body"><text:span text:style-name="T5">Примечание</text:span>: вместо фазных напряжений на входы можно подавать фазные токи для преобразования 3-фазного тока в 2-фазный.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3-фазного напряжения в 2-фазное</dc:title>
    <dc:date>2012-01-29T00:29:23.67</dc:date>
    <meta:generator>OpenOffice_Beta/4.1.0$Win32 OpenOffice.org_project/410m14$Build-9760</meta:generator>
    <meta:editing-duration>PT2H44M1S</meta:editing-duration>
    <meta:editing-cycles>52</meta:editing-cycles>
    <dc:creator>Александр </dc:creator>
    <meta:document-statistic meta:table-count="1" meta:image-count="2" meta:object-count="8" meta:page-count="1" meta:paragraph-count="18" meta:word-count="88" meta:character-count="597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⋅</mo>
                    <msub>
                      <mi>U</mi>
                      <mi>a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⋅</mo>
                      <mrow>
                        <mo stretchy="false">(</mo>
                        <mrow>
                          <msub>
                            <mi>U</mi>
                            <mi>b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U</mi>
                              <mi>c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1</mn>
                        </mrow>
                        <mrow>
                          <msqrt>
                            <mrow>
                              <mn>3</mn>
                            </mrow>
                          </msqrt>
                        </mrow>
                      </mfrac>
                    </mrow>
                    <mo stretchy="false">⋅</mo>
                    <mrow>
                      <mo stretchy="false">(</mo>
                      <mrow>
                        <msub>
                          <mi>U</mi>
                          <mi>b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i>c</mi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
U_d(t) ~=~  {{2} over {3}} cdot U_a(t) ~-~ {{1 over 2} cdot (U_b(t)+U_c(t))}, #
U_q(t) ~=~  {{1} over {sqrt{3}}} cdot (U_b(t)-U_c(t)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